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596" officeooo:paragraph-rsid="00003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ketball Scoring Application:</text:p>
      <text:p text:style-name="P1"/>
      <text:p text:style-name="P1">User: Score Recorder</text:p>
      <text:p text:style-name="P1"/>
      <text:p text:style-name="P1">User Story:</text:p>
      <text:p text:style-name="P1">1. As a scorer, I want to input the score when either of the teams scores</text:p>
      <text:p text:style-name="P1">2. As a scorer, I wan to display the score.</text:p>
      <text:p text:style-name="P1"/>
      <text:p text:style-name="P1">Use Cases: </text:p>
      <text:p text:style-name="P1"/>
      <text:p text:style-name="P1">Name: Input Score</text:p>
      <text:p text:style-name="P1">Description : input the score of either teams</text:p>
      <text:p text:style-name="P1">Actor : Scorer</text:p>
      <text:p text:style-name="P1">Pre-condition: There exist two basketball teams</text:p>
      <text:p text:style-name="P1">Post-condition: The scorer able to input the score in either teams</text:p>
      <text:p text:style-name="P1">Main Course:</text:p>
      <text:p text:style-name="P1">1. The application has two teams.</text:p>
      <text:p text:style-name="P1">2. The scorer inputs the score in either teams.</text:p>
      <text:p text:style-name="P1"/>
      <text:p text:style-name="P1">Name: Display Score</text:p>
      <text:p text:style-name="P1">Description : display the score of both teams </text:p>
      <text:p text:style-name="P1">Actor : Scorer</text:p>
      <text:p text:style-name="P1">Pre-condition: There exist two basketball teams</text:p>
      <text:p text:style-name="P1">Post-condition: The scorer able to display the score in either teams</text:p>
      <text:p text:style-name="P1">Main Course:</text:p>
      <text:p text:style-name="P1">1. The application has two teams.</text:p>
      <text:p text:style-name="P1">2. The scorer displays the score in either tea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8:24:57.452839303</meta:creation-date>
    <dc:date>2014-12-15T18:37:41.914267665</dc:date>
    <meta:editing-duration>P0D</meta:editing-duration>
    <meta:editing-cycles>1</meta:editing-cycles>
    <meta:document-statistic meta:table-count="0" meta:image-count="0" meta:object-count="0" meta:page-count="1" meta:paragraph-count="22" meta:word-count="132" meta:character-count="758" meta:non-whitespace-character-count="646"/>
    <meta:generator>LibreOffice/4.2.7.2$Linux_X86_64 LibreOffice_project/420m0$Build-2</meta:generator>
  </office:meta>
</office:document-meta>
</file>